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15616753468692291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131878149619096251"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8112802357844362971"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2963552012055975842"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807122164702613068"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3304290728651999156"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149691836134267515"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2486547920886426335"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811936" text:continue-list="list3149691836134267515"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878209886993727666"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803976"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798085"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805533"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801384"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813121"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8317769672577091607"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5195868595353666927"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756069034500600517"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798713"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688676184468894131"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464304362928020956"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913088975916378868" text:style-name="L15">
        <text:list-item>
          <text:list>
            <text:list-header>
              <text:p text:style-name="P184">1.5 miles averaging about 9:40/mile and rest 1 min</text:p>
            </text:list-header>
          </text:list>
        </text:list-item>
      </text:list>
      <text:p text:style-name="P24">1 mile in 8:26 and rest 2 min</text:p>
      <text:list xml:id="list2109299325220706533"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85974209451605886"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806031"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7450617316553950893"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75136291203309284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2439603327366753659"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797791" text:continue-list="list6751362912033092843" text:style-name="L19">
        <text:list-item>
          <text:list>
            <text:list-header>
              <text:p text:style-name="P188">(Pace*HR)=1240</text:p>
            </text:list-header>
          </text:list>
        </text:list-item>
      </text:list>
      <text:list xml:id="list34786987" text:continue-list="list7450617316553950893" text:style-name="L18">
        <text:list-item>
          <text:list>
            <text:list-header>
              <text:p text:style-name="P187">2 miles at 10:46/mile Ave HR= 121 bpm and rest a few minutes</text:p>
            </text:list-header>
          </text:list>
        </text:list-item>
      </text:list>
      <text:list xml:id="list34794817" text:continue-list="list34797791"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796156"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80815250267299762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564322040411357658"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342423954164055184"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1165824025922011638"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601889624818282347"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258375014158911362"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815258"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805586"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462941120997963650"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802727983228071438"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70589985389906289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63761489427389252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194719224883261440"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854989438748047165" text:style-name="L32">
        <text:list-item>
          <text:list>
            <text:list-header>
              <text:p text:style-name="P198">0.25 miles in 2:54</text:p>
              <text:p text:style-name="P198">1 mile in 9:21 going faster as I ran and ending at around 8:30 pace</text:p>
            </text:list-header>
          </text:list>
        </text:list-item>
      </text:list>
      <text:list xml:id="list3788437512900756218"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298458657120289523"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864498476748772276"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920148054863422067"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67658222600578879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429135007010562720"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1">At this pace, it is better to walk and run not just walk.</text:p>
      <text:p text:style-name="P41"/>
      <text:p text:style-name="P24">Tues Sept 10, 2024 <text:span text:style-name="T2">2.5 miles</text:span> running </text:p>
      <text:p text:style-name="P24">Warm up: 0.5 miles to the cemetery loop</text:p>
      <text:p text:style-name="P24">Run: 5 loops (1.6 miles) in 22:32 or 14:14/mile</text:p>
      <text:p text:style-name="P41">Ave HR was about 120 bpm at the end.</text:p>
      <text:p text:style-name="P41">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41"/>
      <text:p text:style-name="P41"/>
      <text:p text:style-name="P24"/>
      <text:p text:style-name="P24"/>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text:soft-page-break/>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626707933166872287"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10T14:54:00.53</dc:date>
    <dc:creator>James Lombardi</dc:creator>
    <meta:editing-duration>P33DT8H20M31S</meta:editing-duration>
    <meta:editing-cycles>2351</meta:editing-cycles>
    <meta:generator>OpenOffice/4.1.2$Win32 OpenOffice.org_project/412m3$Build-9782</meta:generator>
    <meta:document-statistic meta:table-count="0" meta:image-count="9" meta:object-count="0" meta:page-count="231" meta:paragraph-count="6811" meta:word-count="72835" meta:character-count="372336"/>
  </office:meta>
</office:document-meta>
</file>